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6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/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/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/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/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/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/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/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9/22" office:value-type="float" office:value="0.409090909090909" calcext:value-type="float">
            <text:p>0.40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/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/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/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/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/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/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/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/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/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/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1" calcext:value-type="float">
            <text:p>11.11</text:p>
          </table:table-cell>
          <table:table-cell/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/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/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/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17:08:23.130164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1-07T17:16:10.397856907</dc:date>
    <meta:editing-duration>PT5H29M48S</meta:editing-duration>
    <meta:editing-cycles>72</meta:editing-cycles>
    <meta:generator>LibreOffice/5.1.6.2$Linux_X86_64 LibreOffice_project/10m0$Build-2</meta:generator>
    <meta:document-statistic meta:table-count="1" meta:cell-count="1379" meta:object-count="0"/>
  </office:meta>
</office:document-meta>
</file>